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marker-start="Arrow" draw:marker-start-width="0.1cm" draw:marker-end="Arrow" draw:marker-end-width="0.1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7pt" style:font-size-asian="7pt" style:font-size-complex="7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size-asian="10pt" style:font-family-complex="Arial" style:font-style-name-complex="Обычный" style:font-family-generic-complex="swiss" style:font-pitch-complex="variable" style:font-size-complex="10pt"/>
    </style:style>
    <style:style style:name="T3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size-asian="10pt" style:font-family-complex="Arial" style:font-style-name-complex="Обычный" style:font-family-generic-complex="swiss" style:font-pitch-complex="variable" style:font-size-complex="10pt"/>
    </style:style>
    <style:style style:name="T4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size-asian="10pt" style:font-family-complex="Arial" style:font-style-name-complex="Обычный" style:font-family-generic-complex="swiss" style:font-pitch-complex="variable" style:font-size-complex="10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 " draw:style-name="dp1" draw:master-page-name="Обычный">
        <draw:rect draw:style-name="gr1" draw:text-style-name="P2" draw:id="id3" draw:layer="layout" svg:width="3cm" svg:height="0.5cm" svg:x="0.5cm" svg:y="1.5cm">
          <text:p text:style-name="P1"><text:span text:style-name="T1">hit (x1,</text:span><text:span text:style-name="T2">π1)</text:span></text:p>
        </draw:rect>
        <draw:rect draw:style-name="gr1" draw:text-style-name="P2" draw:id="id1" draw:layer="layout" svg:width="3cm" svg:height="0.5cm" svg:x="0.5cm" svg:y="3cm">
          <text:p text:style-name="P1"><text:span text:style-name="T1">miss (x,</text:span><text:span text:style-name="T3">π)</text:span><text:span text:style-name="T4">→(x',</text:span><text:span text:style-name="T3">π')</text:span></text:p>
        </draw:rect>
        <draw:rect draw:style-name="gr1" draw:text-style-name="P2" draw:layer="layout" svg:width="3cm" svg:height="0.5cm" svg:x="0.5cm" svg:y="2.5cm">
          <text:p text:style-name="P1"><text:span text:style-name="T1">...</text:span></text:p>
        </draw:rect>
        <draw:rect draw:style-name="gr1" draw:text-style-name="P2" draw:id="id2" draw:layer="layout" svg:width="3cm" svg:height="0.5cm" svg:x="0.5cm" svg:y="2cm">
          <text:p text:style-name="P1"><text:span text:style-name="T1">hit (x2,</text:span><text:span text:style-name="T3">π2)</text:span></text:p>
        </draw:rect>
        <draw:connector draw:style-name="gr2" draw:text-style-name="P3" draw:layer="layout" draw:type="curve" svg:x1="3.5cm" svg:y1="3.25cm" svg:x2="3.5cm" svg:y2="2.25cm" draw:start-shape="id1" draw:end-shape="id2" draw:end-glue-point="1" svg:d="m3500 3250c751 0 751-1000 0-1000">
          <text:p/>
        </draw:connector>
        <draw:connector draw:style-name="gr2" draw:text-style-name="P3" draw:layer="layout" draw:type="curve" svg:x1="3.5cm" svg:y1="3.25cm" svg:x2="3.5cm" svg:y2="1.75cm" draw:end-shape="id3" draw:end-glue-point="1" svg:d="m3500 3250c751 0 751-1500 0-1500">
          <text:p/>
        </draw:connector>
        <draw:frame draw:style-name="gr3" draw:text-style-name="P4" draw:layer="layout" svg:width="1.789cm" svg:height="0.809cm" svg:x="4.211cm" svg:y="1.191cm">
          <draw:text-box>
            <text:p><text:span text:style-name="T5">последнее</text:span></text:p>
            <text:p><text:span text:style-name="T5">обращение</text:span></text:p>
          </draw:text-box>
        </draw:frame>
        <draw:line draw:style-name="gr4" draw:text-style-name="P3" draw:layer="layout" svg:x1="4.301cm" svg:y1="2cm" svg:x2="4.301cm" svg:y2="3.007cm">
          <text:p/>
        </draw:line>
        <draw:line draw:style-name="gr4" draw:text-style-name="P3" draw:layer="layout" svg:x1="3.676cm" svg:y1="2.58cm" svg:x2="3.676cm" svg:y2="3.014cm">
          <text:p/>
        </draw:line>
        <draw:line draw:style-name="gr5" draw:text-style-name="P3" draw:layer="layout" svg:x1="4.418cm" svg:y1="1.489cm" svg:x2="3.868cm" svg:y2="1.75cm">
          <text:p/>
        </draw:line>
        <draw:line draw:style-name="gr5" draw:text-style-name="P3" draw:layer="layout" svg:x1="4.418cm" svg:y1="1.614cm" svg:x2="3.721cm" svg:y2="2.323cm">
          <text:p/>
        </draw:line>
        <draw:frame draw:style-name="gr6" draw:text-style-name="P4" draw:layer="layout" svg:width="1.785cm" svg:height="1.088cm" svg:x="4.86cm" svg:y="2.68cm">
          <draw:text-box>
            <text:p><text:span text:style-name="T5">обращения</text:span></text:p>
            <text:p><text:span text:style-name="T5">ко всем</text:span></text:p>
            <text:p><text:span text:style-name="T5">адресам</text:span></text:p>
          </draw:text-box>
        </draw:frame>
        <draw:line draw:style-name="gr5" draw:text-style-name="P3" draw:layer="layout" svg:x1="5.034cm" svg:y1="3.169cm" svg:x2="4.301cm" svg:y2="2.593cm">
          <text:p/>
        </draw:line>
        <draw:line draw:style-name="gr5" draw:text-style-name="P3" draw:layer="layout" svg:x1="5.067cm" svg:y1="3.361cm" svg:x2="3.676cm" svg:y2="2.779cm">
          <text:p/>
        </draw:line>
        <draw:custom-shape draw:style-name="gr7" draw:text-style-name="P1" draw:layer="layout" svg:width="0.311cm" svg:height="0.343cm" draw:transform="rotate (1.5707963267946) translate (3.546cm 3.632cm)">
          <text:p/>
          <draw:enhanced-geometry svg:viewBox="0 0 21600 21600" draw:glue-points="21600 0 0 10800 21600 21600" draw:text-areas="13800 ?f9 21600 ?f10" draw:mirror-horizontal="false" draw:mirror-vertical="false" draw:type="left-brace" draw:modifiers="2330.46953046953 10814.38082556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311cm" svg:height="0.396cm" draw:transform="rotate (1.5707963267946) translate (4.247cm 3.633cm)">
          <text:p/>
          <draw:enhanced-geometry svg:viewBox="0 0 21600 21600" draw:glue-points="21600 0 0 10800 21600 21600" draw:text-areas="13800 ?f9 21600 ?f10" draw:type="left-brace" draw:modifiers="2330.46953046953 10814.38082556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1.696cm" svg:height="0.53cm" svg:x="2.715cm" svg:y="3.512cm">
          <draw:text-box>
            <text:p><text:span text:style-name="T5">диапазон1</text:span></text:p>
          </draw:text-box>
        </draw:frame>
        <draw:frame draw:style-name="gr6" draw:text-style-name="P4" draw:layer="layout" svg:width="1.696cm" svg:height="0.53cm" svg:x="4.015cm" svg:y="3.812cm">
          <draw:text-box>
            <text:p><text:span text:style-name="T5">диапазон2</text:span></text:p>
          </draw:text-box>
        </draw:frame>
        <draw:line draw:style-name="gr8" draw:text-style-name="P3" draw:layer="layout" svg:x1="4.445cm" svg:y1="3.633cm" svg:x2="4.5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2-28T12:16:09.37</meta:creation-date>
    <dc:date>2009-08-04T17:51:52.37</dc:date>
    <dc:creator>Евгений Корныхин</dc:creator>
    <meta:editing-duration>PT03H47M42S</meta:editing-duration>
    <meta:editing-cycles>4</meta:editing-cycles>
    <meta:generator>OpenOffice.org/3.1$Win32 OpenOffice.org_project/310m11$Build-9399</meta:generator>
    <meta:document-statistic meta:object-count="19"/>
    <meta:user-defined meta:name="Поле 1"/>
    <meta:user-defined meta:name="Поле 2"/>
    <meta:user-defined meta:name="Поле 3"/>
    <meta:user-defined meta:name="Поле 4"/>
  </office:meta>
</office:document-meta>
</file>